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808080" draw:textarea-horizontal-align="justify" draw:textarea-vertical-align="middle" draw:auto-grow-height="false" fo:min-height="2.65cm" fo:min-width="8.6cm"/>
    </style:style>
    <style:style style:name="gr2" style:family="graphic" style:parent-style-name="standard">
      <style:graphic-properties draw:fill-color="#ff3300" draw:textarea-horizontal-align="justify" draw:textarea-vertical-align="middle" draw:auto-grow-height="false" fo:min-height="1.75cm" fo:min-width="5.2cm"/>
    </style:style>
    <style:style style:name="gr3" style:family="graphic" style:parent-style-name="standard">
      <style:graphic-properties draw:fill-color="#007826" draw:textarea-horizontal-align="justify" draw:textarea-vertical-align="middle" draw:auto-grow-height="false" fo:min-height="1.65cm" fo:min-width="4.8cm"/>
    </style:style>
    <style:style style:name="gr4" style:family="graphic" style:parent-style-name="standard">
      <style:graphic-properties draw:fill-color="#0066ff" draw:textarea-horizontal-align="justify" draw:textarea-vertical-align="middle" draw:auto-grow-height="false" fo:min-height="1.65cm" fo:min-width="4.8cm"/>
    </style:style>
    <style:style style:name="gr5" style:family="graphic" style:parent-style-name="standard">
      <style:graphic-properties draw:fill-color="#cc9900" draw:textarea-horizontal-align="justify" draw:textarea-vertical-align="middle" draw:auto-grow-height="false" fo:min-height="1.25cm" fo:min-width="2.8cm"/>
    </style:style>
    <style:style style:name="gr6" style:family="graphic" style:parent-style-name="standard">
      <style:graphic-properties draw:fill-color="#009900" draw:textarea-horizontal-align="justify" draw:textarea-vertical-align="middle" draw:auto-grow-height="false" fo:min-height="1.25cm" fo:min-width="2.8cm"/>
    </style:style>
    <style:style style:name="gr7" style:family="graphic" style:parent-style-name="standard">
      <style:graphic-properties draw:textarea-horizontal-align="justify" draw:textarea-vertical-align="middle" draw:auto-grow-height="false" fo:min-height="1.25cm" fo:min-width="2.1cm"/>
    </style:style>
    <style:style style:name="gr8" style:family="graphic" style:parent-style-name="standard">
      <style:graphic-properties draw:textarea-horizontal-align="justify" draw:textarea-vertical-align="middle" draw:auto-grow-height="false" fo:min-height="1.25cm" fo:min-width="1.6cm"/>
    </style:style>
    <style:style style:name="gr9" style:family="graphic" style:parent-style-name="standard">
      <style:graphic-properties draw:textarea-horizontal-align="justify" draw:textarea-vertical-align="middle" draw:auto-grow-height="false" fo:min-height="1.25cm" fo:min-width="1.8cm"/>
    </style:style>
    <style:style style:name="gr10" style:family="graphic" style:parent-style-name="standard">
      <style:graphic-properties draw:fill-color="#66cc00" draw:textarea-horizontal-align="justify" draw:textarea-vertical-align="middle" draw:auto-grow-height="false" fo:min-height="1.25cm" fo:min-width="2.8cm"/>
    </style:style>
    <style:style style:name="gr11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808080"/>
      <style:paragraph-properties fo:text-align="center"/>
    </style:style>
    <style:style style:name="P3" style:family="paragraph">
      <loext:graphic-properties draw:fill-color="#ff3300"/>
      <style:paragraph-properties fo:text-align="center"/>
    </style:style>
    <style:style style:name="P4" style:family="paragraph">
      <loext:graphic-properties draw:fill-color="#007826"/>
      <style:paragraph-properties fo:text-align="center"/>
    </style:style>
    <style:style style:name="P5" style:family="paragraph">
      <loext:graphic-properties draw:fill-color="#0066ff"/>
      <style:paragraph-properties fo:text-align="center"/>
    </style:style>
    <style:style style:name="P6" style:family="paragraph">
      <loext:graphic-properties draw:fill-color="#cc9900"/>
      <style:paragraph-properties fo:text-align="center"/>
    </style:style>
    <style:style style:name="P7" style:family="paragraph">
      <loext:graphic-properties draw:fill-color="#009900"/>
      <style:paragraph-properties fo:text-align="center"/>
    </style:style>
    <style:style style:name="P8" style:family="paragraph">
      <loext:graphic-properties draw:fill-color="#66cc00"/>
      <style:paragraph-properties fo:text-align="center"/>
    </style:style>
    <style:style style:name="P9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ie">
        <draw:custom-shape draw:style-name="gr1" draw:text-style-name="P2" xml:id="id1" draw:id="id1" draw:layer="layout" svg:width="9.1cm" svg:height="2.9cm" svg:x="5.8cm" svg:y="1.7cm">
          <text:p text:style-name="P1">~/.recultis</text:p>
          <draw:enhanced-geometry svg:viewBox="0 0 21600 21600" draw:type="rectangle" draw:enhanced-path="M 0 0 L 21600 0 21600 21600 0 21600 0 0 Z N"/>
        </draw:custom-shape>
        <draw:custom-shape draw:style-name="gr2" draw:text-style-name="P3" xml:id="id2" draw:id="id2" draw:layer="layout" svg:width="5.7cm" svg:height="2cm" svg:x="0.9cm" svg:y="6.8cm">
          <text:p text:style-name="P1">games</text:p>
          <draw:enhanced-geometry svg:viewBox="0 0 21600 21600" draw:type="rectangle" draw:enhanced-path="M 0 0 L 21600 0 21600 21600 0 21600 0 0 Z N"/>
        </draw:custom-shape>
        <draw:custom-shape draw:style-name="gr3" draw:text-style-name="P4" xml:id="id3" draw:id="id3" draw:layer="layout" svg:width="5.3cm" svg:height="1.9cm" svg:x="7.7cm" svg:y="6.8cm">
          <text:p text:style-name="P1">lib</text:p>
          <draw:enhanced-geometry svg:viewBox="0 0 21600 21600" draw:type="rectangle" draw:enhanced-path="M 0 0 L 21600 0 21600 21600 0 21600 0 0 Z N"/>
        </draw:custom-shape>
        <draw:custom-shape draw:style-name="gr4" draw:text-style-name="P5" xml:id="id4" draw:id="id4" draw:layer="layout" svg:width="5.3cm" svg:height="1.9cm" svg:x="13.9cm" svg:y="6.8cm">
          <text:p text:style-name="P1">shops</text:p>
          <draw:enhanced-geometry svg:viewBox="0 0 21600 21600" draw:type="rectangle" draw:enhanced-path="M 0 0 L 21600 0 21600 21600 0 21600 0 0 Z N"/>
        </draw:custom-shape>
        <draw:custom-shape draw:style-name="gr5" draw:text-style-name="P6" xml:id="id5" draw:id="id5" draw:layer="layout" svg:width="3.3cm" svg:height="1.5cm" svg:x="0.9cm" svg:y="10cm">
          <text:p text:style-name="P1">doom3</text:p>
          <draw:enhanced-geometry svg:viewBox="0 0 21600 21600" draw:type="rectangle" draw:enhanced-path="M 0 0 L 21600 0 21600 21600 0 21600 0 0 Z N"/>
        </draw:custom-shape>
        <draw:custom-shape draw:style-name="gr5" draw:text-style-name="P6" xml:id="id6" draw:id="id6" draw:layer="layout" svg:width="3.3cm" svg:height="1.5cm" svg:x="4.6cm" svg:y="10cm">
          <text:p text:style-name="P1">gameX</text:p>
          <draw:enhanced-geometry svg:viewBox="0 0 21600 21600" draw:type="rectangle" draw:enhanced-path="M 0 0 L 21600 0 21600 21600 0 21600 0 0 Z N"/>
        </draw:custom-shape>
        <draw:custom-shape draw:style-name="gr6" draw:text-style-name="P7" xml:id="id7" draw:id="id7" draw:layer="layout" svg:width="3.3cm" svg:height="1.5cm" svg:x="6.938cm" svg:y="12cm">
          <text:p text:style-name="P1">recultis2</text:p>
          <draw:enhanced-geometry svg:viewBox="0 0 21600 21600" draw:type="rectangle" draw:enhanced-path="M 0 0 L 21600 0 21600 21600 0 21600 0 0 Z N"/>
        </draw:custom-shape>
        <draw:custom-shape draw:style-name="gr6" draw:text-style-name="P7" xml:id="id8" draw:id="id8" draw:layer="layout" svg:width="3.3cm" svg:height="1.5cm" svg:x="10.967cm" svg:y="12cm">
          <text:p text:style-name="P1">recultisX</text:p>
          <draw:enhanced-geometry svg:viewBox="0 0 21600 21600" draw:type="rectangle" draw:enhanced-path="M 0 0 L 21600 0 21600 21600 0 21600 0 0 Z N"/>
        </draw:custom-shape>
        <draw:custom-shape draw:style-name="gr7" draw:text-style-name="P1" xml:id="id10" draw:id="id10" draw:layer="layout" svg:width="2.6cm" svg:height="1.5cm" svg:x="12.5cm" svg:y="10cm">
          <text:p text:style-name="P1">steam</text:p>
          <draw:enhanced-geometry svg:viewBox="0 0 21600 21600" draw:type="rectangle" draw:enhanced-path="M 0 0 L 21600 0 21600 21600 0 21600 0 0 Z N"/>
        </draw:custom-shape>
        <draw:custom-shape draw:style-name="gr8" draw:text-style-name="P1" xml:id="id11" draw:id="id11" draw:layer="layout" svg:width="2.1cm" svg:height="1.5cm" svg:x="15.5cm" svg:y="10cm">
          <text:p text:style-name="P1">gog</text:p>
          <draw:enhanced-geometry svg:viewBox="0 0 21600 21600" draw:type="rectangle" draw:enhanced-path="M 0 0 L 21600 0 21600 21600 0 21600 0 0 Z N"/>
        </draw:custom-shape>
        <draw:custom-shape draw:style-name="gr9" draw:text-style-name="P1" xml:id="id12" draw:id="id12" draw:layer="layout" svg:width="2.3cm" svg:height="1.5cm" svg:x="18.3cm" svg:y="10cm">
          <text:p text:style-name="P1">shopX</text:p>
          <draw:enhanced-geometry svg:viewBox="0 0 21600 21600" draw:type="rectangle" draw:enhanced-path="M 0 0 L 21600 0 21600 21600 0 21600 0 0 Z N"/>
        </draw:custom-shape>
        <draw:custom-shape draw:style-name="gr10" draw:text-style-name="P8" xml:id="id9" draw:id="id9" draw:layer="layout" svg:width="3.3cm" svg:height="1.5cm" svg:x="6.967cm" svg:y="14.4cm">
          <text:p text:style-name="P1">custom</text:p>
          <draw:enhanced-geometry svg:viewBox="0 0 21600 21600" draw:type="rectangle" draw:enhanced-path="M 0 0 L 21600 0 21600 21600 0 21600 0 0 Z N"/>
        </draw:custom-shape>
        <draw:connector draw:style-name="gr11" draw:text-style-name="P9" draw:layer="layout" draw:type="line" svg:x1="10.35cm" svg:y1="4.6cm" svg:x2="3.75cm" svg:y2="6.8cm" draw:start-shape="id1" draw:start-glue-point="2" draw:end-shape="id2" draw:end-glue-point="0" svg:d="M10350 4600l-6600 2200" svg:viewBox="0 0 6601 2201">
          <text:p/>
        </draw:connector>
        <draw:connector draw:style-name="gr11" draw:text-style-name="P9" draw:layer="layout" draw:type="line" svg:x1="10.35cm" svg:y1="4.6cm" svg:x2="10.35cm" svg:y2="6.8cm" draw:start-shape="id1" draw:start-glue-point="2" draw:end-shape="id3" draw:end-glue-point="0" svg:d="M10350 4600v2200" svg:viewBox="0 0 1 2201">
          <text:p/>
        </draw:connector>
        <draw:connector draw:style-name="gr11" draw:text-style-name="P9" draw:layer="layout" draw:type="line" svg:x1="10.35cm" svg:y1="4.6cm" svg:x2="16.55cm" svg:y2="6.8cm" draw:start-shape="id1" draw:start-glue-point="2" draw:end-shape="id4" draw:end-glue-point="0" svg:d="M10350 4600l6200 2200" svg:viewBox="0 0 6201 2201">
          <text:p/>
        </draw:connector>
        <draw:connector draw:style-name="gr11" draw:text-style-name="P9" draw:layer="layout" draw:type="line" svg:x1="3.75cm" svg:y1="8.8cm" svg:x2="2.55cm" svg:y2="10cm" draw:start-shape="id2" draw:start-glue-point="2" draw:end-shape="id5" draw:end-glue-point="0" svg:d="M3750 8800l-1200 1200" svg:viewBox="0 0 1201 1201">
          <text:p/>
        </draw:connector>
        <draw:connector draw:style-name="gr11" draw:text-style-name="P9" draw:layer="layout" draw:type="line" svg:x1="3.75cm" svg:y1="8.8cm" svg:x2="6.25cm" svg:y2="10cm" draw:start-shape="id2" draw:start-glue-point="2" draw:end-shape="id6" draw:end-glue-point="0" svg:d="M3750 8800l2500 1200" svg:viewBox="0 0 2501 1201">
          <text:p/>
        </draw:connector>
        <draw:connector draw:style-name="gr11" draw:text-style-name="P9" draw:layer="layout" draw:type="line" svg:x1="10.35cm" svg:y1="8.7cm" svg:x2="8.588cm" svg:y2="12cm" draw:start-shape="id3" draw:start-glue-point="2" draw:end-shape="id7" draw:end-glue-point="0" svg:d="M10350 8700l-1762 3300" svg:viewBox="0 0 1763 3301">
          <text:p/>
        </draw:connector>
        <draw:connector draw:style-name="gr11" draw:text-style-name="P9" draw:layer="layout" draw:type="line" svg:x1="10.35cm" svg:y1="8.7cm" svg:x2="12.617cm" svg:y2="12cm" draw:start-shape="id3" draw:start-glue-point="2" draw:end-shape="id8" draw:end-glue-point="0" svg:d="M10350 8700l2267 3300" svg:viewBox="0 0 2268 3301">
          <text:p/>
        </draw:connector>
        <draw:connector draw:style-name="gr11" draw:text-style-name="P9" draw:layer="layout" draw:type="line" svg:x1="8.588cm" svg:y1="13.5cm" svg:x2="8.617cm" svg:y2="14.4cm" draw:start-shape="id7" draw:start-glue-point="2" draw:end-shape="id9" draw:end-glue-point="0" svg:d="M8588 13500l29 900" svg:viewBox="0 0 30 901">
          <text:p/>
        </draw:connector>
        <draw:connector draw:style-name="gr11" draw:text-style-name="P9" draw:layer="layout" draw:type="line" svg:x1="16.55cm" svg:y1="8.7cm" svg:x2="13.8cm" svg:y2="10cm" draw:start-shape="id4" draw:start-glue-point="2" draw:end-shape="id10" draw:end-glue-point="0" svg:d="M16550 8700l-2750 1300" svg:viewBox="0 0 2751 1301">
          <text:p/>
        </draw:connector>
        <draw:connector draw:style-name="gr11" draw:text-style-name="P9" draw:layer="layout" draw:type="line" svg:x1="16.55cm" svg:y1="8.7cm" svg:x2="16.55cm" svg:y2="10cm" draw:start-shape="id4" draw:start-glue-point="2" draw:end-shape="id11" draw:end-glue-point="0" svg:d="M16550 8700v1300" svg:viewBox="0 0 1 1301">
          <text:p/>
        </draw:connector>
        <draw:connector draw:style-name="gr11" draw:text-style-name="P9" draw:layer="layout" draw:type="line" svg:x1="16.55cm" svg:y1="8.7cm" svg:x2="19.45cm" svg:y2="10cm" draw:start-shape="id4" draw:start-glue-point="2" draw:end-shape="id12" draw:end-glue-point="0" svg:d="M16550 8700l2900 1300" svg:viewBox="0 0 2901 13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30T11:30:48.705664200</meta:creation-date>
    <dc:date>2017-08-30T11:39:32.485707618</dc:date>
    <meta:editing-duration>PT8M43S</meta:editing-duration>
    <meta:editing-cycles>2</meta:editing-cycles>
    <meta:generator>LibreOffice/5.1.6.2$Linux_X86_64 LibreOffice_project/10m0$Build-2</meta:generator>
    <meta:document-statistic meta:object-count="23"/>
  </office:meta>
</office:document-meta>
</file>